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c0" officeooo:paragraph-rsid="00085bc0"/>
    </style:style>
    <style:style style:name="P2" style:family="paragraph" style:parent-style-name="Standard">
      <style:text-properties officeooo:rsid="000e60a5" officeooo:paragraph-rsid="000e60a5"/>
    </style:style>
    <style:style style:name="P3" style:family="paragraph" style:parent-style-name="Standard">
      <style:text-properties officeooo:rsid="0011665b" officeooo:paragraph-rsid="0011665b"/>
    </style:style>
    <style:style style:name="T1" style:family="text">
      <style:text-properties officeooo:rsid="00104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:</text:p>
      <text:p text:style-name="P1"/>
      <text:p text:style-name="P1"/>
      <text:p text:style-name="P1"/>
      <text:p text:style-name="P1"/>
      <text:p text:style-name="P1"/>
      <text:p text:style-name="P1"/>
      <text:p text:style-name="P1">Tickets:</text:p>
      <text:p text:style-name="P1"/>
      <text:p text:style-name="P2"/>
      <text:p text:style-name="P2"/>
      <text:p text:style-name="P2"/>
      <text:p text:style-name="P2"/>
      <text:p text:style-name="P2"/>
      <text:p text:style-name="P3"><text:bookmark-start text:name="__DdeLink__97_730703752"/>Review AI Changes should include decisions about contradictions and goalpost movements.<text:bookmark-end text:name="__DdeLink__97_730703752"/></text:p>
      <text:p text:style-name="P2"/>
      <text:p text:style-name="P2"/>
      <text:p text:style-name="P2"/>
      <text:p text:style-name="P2">When a node is affected by an upstream contradiction, instead of changing the background color of the node, I would like to add a thick red border to each of those nodes.</text:p>
      <text:p text:style-name="P2"/>
      <text:p text:style-name="P2"><text:bookmark-start text:name="__DdeLink__89_730703752"/>The two nodes contradicting eachother should have a large additional red badge in between the title row and the summary saying “CONTRADICTS NODE #”.<text:bookmark-end text:name="__DdeLink__89_730703752"/></text:p>
      <text:p text:style-name="P2"/>
      <text:p text:style-name="P2">When a node is affected by an upstream goalpost move, instead of changing the background color of the node, I would like to add a thick orange border to each of those nodes.</text:p>
      <text:p text:style-name="P2"/>
      <text:p text:style-name="P2">The two nodes involved in the goalpost moving should have a large additional orange badge in between the title row and the summary saying <text:bookmark-start text:name="__DdeLink__91_730703752"/>“GOALPOST MOVED BY NODE #”<text:bookmark-end text:name="__DdeLink__91_730703752"/> and “MOVES GOALPOST OF NODE #”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7:43:47.147516088</meta:creation-date>
    <dc:date>2026-02-24T22:26:05.418320635</dc:date>
    <meta:editing-duration>P2DT12H32M20S</meta:editing-duration>
    <meta:editing-cycles>12</meta:editing-cycles>
    <meta:generator>LibreOffice/7.5.4.2$Linux_X86_64 LibreOffice_project/50$Build-2</meta:generator>
    <meta:document-statistic meta:table-count="0" meta:image-count="0" meta:object-count="0" meta:page-count="1" meta:paragraph-count="7" meta:word-count="137" meta:character-count="792" meta:non-whitespace-character-count="662"/>
  </office:meta>
</office:document-meta>
</file>